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c12" officeooo:paragraph-rsid="0009ec12"/>
    </style:style>
    <style:style style:name="P2" style:family="paragraph" style:parent-style-name="Standard">
      <style:text-properties fo:font-weight="bold" officeooo:rsid="0009ec12" officeooo:paragraph-rsid="0009ec1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gadnienie: Rozpoznawanie rodzaju śmieci do automatycznego sortownika</text:p>
      <text:p text:style-name="P1"/>
      <text:p text:style-name="P2">Problem:</text:p>
      <text:p text:style-name="P1">Wytrenowanie modelu rozpoznawania rodzaju danego obiektu np. plastik/papier/szkło/metal I zastosowanie go w praktyce.</text:p>
      <text:p text:style-name="P1"/>
      <text:p text:style-name="P1"/>
      <text:p text:style-name="P2">Odbiorca:</text:p>
      <text:p text:style-name="P1">Projekt własny</text:p>
      <text:p text:style-name="P1"/>
      <text:p text:style-name="P2">Potrzebne zasoby:</text:p>
      <text:p text:style-name="P1">-Azure Data Lake będzie używany do gromadzenia danych z kamery do tranowania modelu</text:p>
      <text:p text:style-name="P1">-Azure Data Factory do zarządzania pipeline-em danych</text:p>
      <text:p text:style-name="P1">-Azure Synapse Analytisc, będzie użyty do przetwarzania danych, będzie przetwarzał na bierząco dane z każdego obiektu.</text:p>
      <text:p text:style-name="P1">-Azure machne learning, użyjemy do trenowania modelu na podstawie zebranych danych</text:p>
      <text:p text:style-name="P1"/>
      <text:p text:style-name="P2">PoC – czy się udało</text:p>
      <text:p text:style-name="P1">-Model osiągnął poziom dokładności rozpoznawania rodzaju śmieci który umożliwia praktyczne zastosowania go w sortownii</text:p>
      <text:p text:style-name="P1"/>
      <text:p text:style-name="P2">Dalsze plany:</text:p>
      <text:p text:style-name="P1">-Konstrucja automatycznego urządzenia sortującego</text:p>
      <text:p text:style-name="P1"/>
      <text:p text:style-name="P1"/>
      <text:p text:style-name="P2">Fazy:</text:p>
      <text:p text:style-name="P1">-Wytrenowanie modelu 4 miesiące</text:p>
      <text:p text:style-name="P1">-Przetestowanie modelu 2 miesią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00:23:31.113680260</meta:creation-date>
    <meta:generator>LibreOffice/7.6.6.3$Linux_X86_64 LibreOffice_project/60$Build-3</meta:generator>
    <dc:date>2024-05-02T00:53:01.339904448</dc:date>
    <meta:editing-duration>PT29M30S</meta:editing-duration>
    <meta:editing-cycles>1</meta:editing-cycles>
    <meta:document-statistic meta:table-count="0" meta:image-count="0" meta:object-count="0" meta:page-count="1" meta:paragraph-count="17" meta:word-count="106" meta:character-count="839" meta:non-whitespace-character-count="749"/>
  </office:meta>
</office:document-meta>
</file>